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bonacci" table:style-name="ta1">
        <table:shapes>
          <draw:frame draw:z-index="0" draw:style-name="gr1" draw:text-style-name="P1" svg:width="19.208cm" svg:height="13.154cm" svg:x="7.186cm" svg:y="1.455cm">
            <draw:object draw:notify-on-update-of-ranges="Fibonacci.B4:Fibonacci.B11 Fibonacci.C4:Fibonacci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Ticks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GCC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C – Un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ng – Un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2CP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o J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Ryu JIT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</table:table>
      <table:table table:name="Sieve of Eratosthenes" table:style-name="ta1">
        <table:shapes>
          <draw:frame draw:z-index="0" draw:style-name="gr1" draw:text-style-name="P1" svg:width="19.208cm" svg:height="13.154cm" svg:x="7.186cm" svg:y="1.455cm">
            <draw:object draw:notify-on-update-of-ranges="'Sieve of Eratosthenes'.B4:'Sieve of Eratosthenes'.B11 'Sieve of Eratosthenes'.C4:'Sieve of Eratosthenes'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Ticks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GCC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C – Un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ng – Un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2CP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o J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Ryu JIT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</table:table>
      <table:table table:name="Arcfour" table:style-name="ta1">
        <table:shapes>
          <draw:frame draw:z-index="0" draw:style-name="gr1" draw:text-style-name="P1" svg:width="19.208cm" svg:height="13.154cm" svg:x="7.186cm" svg:y="1.455cm">
            <draw:object draw:notify-on-update-of-ranges="Arcfour.B4:Arcfour.B11 Arcfour.C4:Arcfour.C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Ticks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GCC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C – Un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ng – Un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2CP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o J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Ryu JIT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</table:table>
      <table:table table:name="Seahash" table:style-name="ta1">
        <table:shapes>
          <draw:frame draw:z-index="0" draw:style-name="gr1" draw:text-style-name="P1" svg:width="19.208cm" svg:height="13.154cm" svg:x="7.186cm" svg:y="1.455cm">
            <draw:object draw:notify-on-update-of-ranges="Seahash.B4:Seahash.B11 Seahash.C4:Seahash.C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Ticks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GCC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C – Un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ng – Un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2CP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o J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Ryu JIT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</table:table>
      <table:table table:name="Radix" table:style-name="ta1">
        <table:shapes>
          <draw:frame draw:z-index="0" draw:style-name="gr1" draw:text-style-name="P1" svg:width="19.208cm" svg:height="13.154cm" svg:x="7.186cm" svg:y="1.455cm">
            <draw:object draw:notify-on-update-of-ranges="Radix.B4:Radix.B11 Radix.C4:Radix.C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Ticks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GCC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C – Un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ng – Un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2CP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o J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Ryu JIT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</table:table>
      <table:table table:name="Mandelbrot" table:style-name="ta1">
        <table:shapes>
          <draw:frame draw:z-index="0" draw:style-name="gr1" draw:text-style-name="P1" svg:width="19.208cm" svg:height="13.154cm" svg:x="7.186cm" svg:y="1.455cm">
            <draw:object draw:notify-on-update-of-ranges="Mandelbrot.B4:Mandelbrot.B11 Mandelbrot.C4:Mandelbrot.C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Ticks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GCC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C – Un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ng – Un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2CP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o J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Ryu JIT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</table:table>
      <table:table table:name="Pixar Raytracer" table:style-name="ta1">
        <table:shapes>
          <draw:frame draw:z-index="0" draw:style-name="gr1" draw:text-style-name="P1" svg:width="19.208cm" svg:height="13.154cm" svg:x="7.186cm" svg:y="1.455cm">
            <draw:object draw:notify-on-update-of-ranges="'Pixar Raytracer'.B4:'Pixar Raytracer'.B11 'Pixar Raytracer'.C4:'Pixar Raytracer'.C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Ticks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GCC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C – Un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ng – Un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2CP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o J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Ryu JIT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</table:table>
      <table:table table:name="Fireflies Flocking" table:style-name="ta1">
        <table:shapes>
          <draw:frame draw:z-index="0" draw:style-name="gr1" draw:text-style-name="P1" svg:width="19.208cm" svg:height="13.154cm" svg:x="7.186cm" svg:y="1.455cm">
            <draw:object draw:notify-on-update-of-ranges="'Fireflies Flocking'.B4:'Fireflies Flocking'.B11 'Fireflies Flocking'.C4:'Fireflies Flocking'.C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Ticks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GCC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C – Un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ng – Un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2CP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o J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Ryu JIT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</table:table>
      <table:table table:name="Polynomials" table:style-name="ta1">
        <table:shapes>
          <draw:frame draw:z-index="0" draw:style-name="gr1" draw:text-style-name="P1" svg:width="19.208cm" svg:height="13.154cm" svg:x="7.186cm" svg:y="1.455cm">
            <draw:object draw:notify-on-update-of-ranges="Polynomials.B4:Polynomials.B11 Polynomials.C4:Polynomials.C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Ticks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GCC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C – Un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ng – Un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2CP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o J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Ryu JIT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</table:table>
      <table:table table:name="Particle Kinematics" table:style-name="ta1">
        <table:shapes>
          <draw:frame draw:z-index="0" draw:style-name="gr1" draw:text-style-name="P1" svg:width="19.208cm" svg:height="13.154cm" svg:x="7.186cm" svg:y="1.455cm">
            <draw:object draw:notify-on-update-of-ranges="'Particle Kinematics'.B4:'Particle Kinematics'.B11 'Particle Kinematics'.C4:'Particle Kinematics'.C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Ticks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GCC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C – Un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ng – Un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2CP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o J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Ryu JIT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</table:table>
      <table:table table:name="NBody" table:style-name="ta1">
        <table:shapes>
          <draw:frame draw:z-index="0" draw:style-name="gr1" draw:text-style-name="P1" svg:width="19.208cm" svg:height="13.154cm" svg:x="7.186cm" svg:y="1.455cm">
            <draw:object draw:notify-on-update-of-ranges="NBody.B4:NBody.B11 NBody.C4:NBody.C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Ticks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GCC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C – Un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ng – Un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2CP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o J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Ryu JIT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0T09:26:03.034000000</meta:creation-date>
    <dc:date>2022-10-20T11:41:42.705000000</dc:date>
    <meta:editing-duration>PT11M32S</meta:editing-duration>
    <meta:editing-cycles>2</meta:editing-cycles>
    <meta:generator>LibreOffice/7.3.6.2$Windows_x86 LibreOffice_project/c28ca90fd6e1a19e189fc16c05f8f8924961e12e</meta:generator>
    <meta:document-statistic meta:table-count="11" meta:cell-count="198" meta:object-count="1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6666ff" dr3d:edge-rounding="5%"/>
      <style:text-properties fo:font-size="10pt" style:font-size-asian="10pt" style:font-size-complex="10pt"/>
    </style:style>
    <style:style style:name="ch8" style:family="chart">
      <style:chart-properties chart:solid-type="cuboid" chart:label-position="top"/>
      <style:graphic-properties draw:fill-color="#80ff80"/>
    </style:style>
    <style:style style:name="ch9" style:family="chart">
      <style:chart-properties chart:solid-type="cuboid" chart:label-position="top"/>
    </style:style>
    <style:style style:name="ch10" style:family="chart">
      <style:chart-properties chart:solid-type="cuboid" chart:label-position="top"/>
      <style:graphic-properties draw:fill-color="#ff6666"/>
    </style:style>
    <style:style style:name="ch11" style:family="chart">
      <style:chart-properties chart:solid-type="cuboid" chart:label-position="top"/>
      <style:graphic-properties draw:fill-color="#64c864"/>
    </style:style>
    <style:style style:name="ch12" style:family="chart">
      <style:chart-properties chart:solid-type="cuboid" chart:label-position="top"/>
      <style:graphic-properties draw:fill-color="#6464c8"/>
    </style:style>
    <style:style style:name="ch13" style:family="chart">
      <style:chart-properties chart:solid-type="cuboid" chart:label-position="top"/>
      <style:graphic-properties draw:fill-color="#ffff80"/>
    </style:style>
    <style:style style:name="ch14" style:family="chart">
      <style:chart-properties chart:solid-type="cuboid" chart:label-position="top"/>
      <style:graphic-properties draw:fill-color="#ff66ff"/>
    </style:style>
    <style:style style:name="ch15" style:family="chart">
      <style:chart-properties chart:solid-type="cuboid" chart:label-position="top"/>
      <style:graphic-properties draw:fill-color="#ccff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209cm" svg:height="13.155cm" xlink:href=".." xlink:type="simple" chart:class="chart:bar" chart:style-name="ch1">
        <chart:title svg:x="8.568cm" svg:y="0.399cm" chart:style-name="ch2">
          <text:p>Fibonacci</text:p>
        </chart:title>
        <chart:subtitle svg:x="8.456cm" svg:y="1.161cm" chart:style-name="ch3">
          <text:p>Lower is Better</text:p>
        </chart:subtitle>
        <chart:plot-area chart:style-name="ch4" table:cell-range-address="Fibonacci.B4:Fibonacci.C11" chart:data-source-has-labels="column" svg:x="1.415cm" svg:y="1.866cm" svg:width="17.401cm" svg:height="10.622cm">
          <chart:coordinate-region svg:x="2.142cm" svg:y="2.066cm" svg:width="16.674cm" svg:height="9.775cm"/>
          <chart:axis chart:dimension="x" chart:name="primary-x" chart:style-name="ch5" chartooo:axis-type="auto">
            <chartooo:date-scale/>
            <chart:categories table:cell-range-address="Fibonacci.B4:Fibonacci.B11"/>
          </chart:axis>
          <chart:axis chart:dimension="y" chart:name="primary-y" chart:style-name="ch6"/>
          <chart:series chart:style-name="ch7" chart:values-cell-range-address="Fibonacci.C4:Fibonacci.C1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GCC</text:p>
                <draw:g>
                  <svg:desc>Fibonacci.B4:Fibonacci.B11</svg:desc>
                </draw:g>
              </table:table-cell>
              <table:table-cell office:value-type="float" office:value="1">
                <text:p>1</text:p>
                <draw:g>
                  <svg:desc>Fibonacci.C4:Fibonacci.C11</svg:desc>
                </draw:g>
              </table:table-cell>
            </table:table-row>
            <table:table-row>
              <table:table-cell office:value-type="string">
                <text:p>Cla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ur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CC – Un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ng – Un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L2CP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o JI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yu JIT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 LibreOffice_project/c28ca90fd6e1a19e189fc16c05f8f8924961e12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6666ff" dr3d:edge-rounding="5%"/>
      <style:text-properties fo:font-size="10pt" style:font-size-asian="10pt" style:font-size-complex="10pt"/>
    </style:style>
    <style:style style:name="ch8" style:family="chart">
      <style:chart-properties chart:solid-type="cuboid" chart:label-position="top"/>
      <style:graphic-properties draw:fill-color="#80ff80"/>
    </style:style>
    <style:style style:name="ch9" style:family="chart">
      <style:chart-properties chart:solid-type="cuboid" chart:label-position="top"/>
    </style:style>
    <style:style style:name="ch10" style:family="chart">
      <style:chart-properties chart:solid-type="cuboid" chart:label-position="top"/>
      <style:graphic-properties draw:fill-color="#ff6666"/>
    </style:style>
    <style:style style:name="ch11" style:family="chart">
      <style:chart-properties chart:solid-type="cuboid" chart:label-position="top"/>
      <style:graphic-properties draw:fill-color="#64c864"/>
    </style:style>
    <style:style style:name="ch12" style:family="chart">
      <style:chart-properties chart:solid-type="cuboid" chart:label-position="top"/>
      <style:graphic-properties draw:fill-color="#6464c8"/>
    </style:style>
    <style:style style:name="ch13" style:family="chart">
      <style:chart-properties chart:solid-type="cuboid" chart:label-position="top"/>
      <style:graphic-properties draw:fill-color="#ffff80"/>
    </style:style>
    <style:style style:name="ch14" style:family="chart">
      <style:chart-properties chart:solid-type="cuboid" chart:label-position="top"/>
      <style:graphic-properties draw:fill-color="#ff66ff"/>
    </style:style>
    <style:style style:name="ch15" style:family="chart">
      <style:chart-properties chart:solid-type="cuboid" chart:label-position="top"/>
      <style:graphic-properties draw:fill-color="#ccff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209cm" svg:height="13.155cm" xlink:href=".." xlink:type="simple" chart:class="chart:bar" chart:style-name="ch1">
        <chart:title svg:x="7.603cm" svg:y="0.399cm" chart:style-name="ch2">
          <text:p>Particle Kinematics</text:p>
        </chart:title>
        <chart:subtitle svg:x="8.456cm" svg:y="1.161cm" chart:style-name="ch3">
          <text:p>Lower is Better</text:p>
        </chart:subtitle>
        <chart:plot-area chart:style-name="ch4" table:cell-range-address="'Particle Kinematics'.B4:'Particle Kinematics'.C11" chart:data-source-has-labels="column" svg:x="1.415cm" svg:y="1.866cm" svg:width="17.401cm" svg:height="10.622cm">
          <chart:coordinate-region svg:x="2.142cm" svg:y="2.066cm" svg:width="16.674cm" svg:height="9.775cm"/>
          <chart:axis chart:dimension="x" chart:name="primary-x" chart:style-name="ch5" chartooo:axis-type="auto">
            <chartooo:date-scale/>
            <chart:categories table:cell-range-address="'Particle Kinematics'.B4:'Particle Kinematics'.B11"/>
          </chart:axis>
          <chart:axis chart:dimension="y" chart:name="primary-y" chart:style-name="ch6"/>
          <chart:series chart:style-name="ch7" chart:values-cell-range-address="'Particle Kinematics'.C4:'Particle Kinematics'.C1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GCC</text:p>
                <draw:g>
                  <svg:desc>'Particle Kinematics'.B4:'Particle Kinematics'.B11</svg:desc>
                </draw:g>
              </table:table-cell>
              <table:table-cell office:value-type="float" office:value="1">
                <text:p>1</text:p>
                <draw:g>
                  <svg:desc>'Particle Kinematics'.C4:'Particle Kinematics'.C11</svg:desc>
                </draw:g>
              </table:table-cell>
            </table:table-row>
            <table:table-row>
              <table:table-cell office:value-type="string">
                <text:p>Cla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ur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CC – Un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ng – Un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L2CP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o JI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yu JIT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 LibreOffice_project/c28ca90fd6e1a19e189fc16c05f8f8924961e12e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6666ff" dr3d:edge-rounding="5%"/>
      <style:text-properties fo:font-size="10pt" style:font-size-asian="10pt" style:font-size-complex="10pt"/>
    </style:style>
    <style:style style:name="ch8" style:family="chart">
      <style:chart-properties chart:solid-type="cuboid" chart:label-position="top"/>
      <style:graphic-properties draw:fill-color="#80ff80"/>
    </style:style>
    <style:style style:name="ch9" style:family="chart">
      <style:chart-properties chart:solid-type="cuboid" chart:label-position="top"/>
    </style:style>
    <style:style style:name="ch10" style:family="chart">
      <style:chart-properties chart:solid-type="cuboid" chart:label-position="top"/>
      <style:graphic-properties draw:fill-color="#ff6666"/>
    </style:style>
    <style:style style:name="ch11" style:family="chart">
      <style:chart-properties chart:solid-type="cuboid" chart:label-position="top"/>
      <style:graphic-properties draw:fill-color="#64c864"/>
    </style:style>
    <style:style style:name="ch12" style:family="chart">
      <style:chart-properties chart:solid-type="cuboid" chart:label-position="top"/>
      <style:graphic-properties draw:fill-color="#6464c8"/>
    </style:style>
    <style:style style:name="ch13" style:family="chart">
      <style:chart-properties chart:solid-type="cuboid" chart:label-position="top"/>
      <style:graphic-properties draw:fill-color="#ffff80"/>
    </style:style>
    <style:style style:name="ch14" style:family="chart">
      <style:chart-properties chart:solid-type="cuboid" chart:label-position="top"/>
      <style:graphic-properties draw:fill-color="#ff66ff"/>
    </style:style>
    <style:style style:name="ch15" style:family="chart">
      <style:chart-properties chart:solid-type="cuboid" chart:label-position="top"/>
      <style:graphic-properties draw:fill-color="#ccff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209cm" svg:height="13.155cm" xlink:href=".." xlink:type="simple" chart:class="chart:bar" chart:style-name="ch1">
        <chart:title svg:x="8.859cm" svg:y="0.399cm" chart:style-name="ch2">
          <text:p>NBody</text:p>
        </chart:title>
        <chart:subtitle svg:x="8.456cm" svg:y="1.161cm" chart:style-name="ch3">
          <text:p>Lower is Better</text:p>
        </chart:subtitle>
        <chart:plot-area chart:style-name="ch4" table:cell-range-address="NBody.B4:NBody.C11" chart:data-source-has-labels="column" svg:x="1.415cm" svg:y="1.866cm" svg:width="17.401cm" svg:height="10.622cm">
          <chart:coordinate-region svg:x="2.142cm" svg:y="2.066cm" svg:width="16.674cm" svg:height="9.775cm"/>
          <chart:axis chart:dimension="x" chart:name="primary-x" chart:style-name="ch5" chartooo:axis-type="auto">
            <chartooo:date-scale/>
            <chart:categories table:cell-range-address="NBody.B4:NBody.B11"/>
          </chart:axis>
          <chart:axis chart:dimension="y" chart:name="primary-y" chart:style-name="ch6"/>
          <chart:series chart:style-name="ch7" chart:values-cell-range-address="NBody.C4:NBody.C1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GCC</text:p>
                <draw:g>
                  <svg:desc>NBody.B4:NBody.B11</svg:desc>
                </draw:g>
              </table:table-cell>
              <table:table-cell office:value-type="float" office:value="1">
                <text:p>1</text:p>
                <draw:g>
                  <svg:desc>NBody.C4:NBody.C11</svg:desc>
                </draw:g>
              </table:table-cell>
            </table:table-row>
            <table:table-row>
              <table:table-cell office:value-type="string">
                <text:p>Cla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ur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CC – Un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ng – Un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L2CP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o JI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yu JIT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 LibreOffice_project/c28ca90fd6e1a19e189fc16c05f8f8924961e12e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6666ff" dr3d:edge-rounding="5%"/>
      <style:text-properties fo:font-size="10pt" style:font-size-asian="10pt" style:font-size-complex="10pt"/>
    </style:style>
    <style:style style:name="ch8" style:family="chart">
      <style:chart-properties chart:solid-type="cuboid" chart:label-position="top"/>
      <style:graphic-properties draw:fill-color="#80ff80"/>
    </style:style>
    <style:style style:name="ch9" style:family="chart">
      <style:chart-properties chart:solid-type="cuboid" chart:label-position="top"/>
    </style:style>
    <style:style style:name="ch10" style:family="chart">
      <style:chart-properties chart:solid-type="cuboid" chart:label-position="top"/>
      <style:graphic-properties draw:fill-color="#ff6666"/>
    </style:style>
    <style:style style:name="ch11" style:family="chart">
      <style:chart-properties chart:solid-type="cuboid" chart:label-position="top"/>
      <style:graphic-properties draw:fill-color="#64c864"/>
    </style:style>
    <style:style style:name="ch12" style:family="chart">
      <style:chart-properties chart:solid-type="cuboid" chart:label-position="top"/>
      <style:graphic-properties draw:fill-color="#6464c8"/>
    </style:style>
    <style:style style:name="ch13" style:family="chart">
      <style:chart-properties chart:solid-type="cuboid" chart:label-position="top"/>
      <style:graphic-properties draw:fill-color="#ffff80"/>
    </style:style>
    <style:style style:name="ch14" style:family="chart">
      <style:chart-properties chart:solid-type="cuboid" chart:label-position="top"/>
      <style:graphic-properties draw:fill-color="#ff66ff"/>
    </style:style>
    <style:style style:name="ch15" style:family="chart">
      <style:chart-properties chart:solid-type="cuboid" chart:label-position="top"/>
      <style:graphic-properties draw:fill-color="#ccff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209cm" svg:height="13.155cm" xlink:href=".." xlink:type="simple" chart:class="chart:bar" chart:style-name="ch1">
        <chart:title svg:x="7.338cm" svg:y="0.399cm" chart:style-name="ch2">
          <text:p>Sieve of Eratosthenes</text:p>
        </chart:title>
        <chart:subtitle svg:x="8.456cm" svg:y="1.161cm" chart:style-name="ch3">
          <text:p>Lower is Better</text:p>
        </chart:subtitle>
        <chart:plot-area chart:style-name="ch4" table:cell-range-address="'Sieve of Eratosthenes'.B4:'Sieve of Eratosthenes'.C11" chart:data-source-has-labels="column" svg:x="1.415cm" svg:y="1.866cm" svg:width="17.401cm" svg:height="10.622cm">
          <chart:coordinate-region svg:x="2.142cm" svg:y="2.066cm" svg:width="16.674cm" svg:height="9.775cm"/>
          <chart:axis chart:dimension="x" chart:name="primary-x" chart:style-name="ch5" chartooo:axis-type="auto">
            <chartooo:date-scale/>
            <chart:categories table:cell-range-address="'Sieve of Eratosthenes'.B4:'Sieve of Eratosthenes'.B11"/>
          </chart:axis>
          <chart:axis chart:dimension="y" chart:name="primary-y" chart:style-name="ch6"/>
          <chart:series chart:style-name="ch7" chart:values-cell-range-address="'Sieve of Eratosthenes'.C4:'Sieve of Eratosthenes'.C1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GCC</text:p>
                <draw:g>
                  <svg:desc>'Sieve of Eratosthenes'.B4:'Sieve of Eratosthenes'.B11</svg:desc>
                </draw:g>
              </table:table-cell>
              <table:table-cell office:value-type="float" office:value="1">
                <text:p>1</text:p>
                <draw:g>
                  <svg:desc>'Sieve of Eratosthenes'.C4:'Sieve of Eratosthenes'.C11</svg:desc>
                </draw:g>
              </table:table-cell>
            </table:table-row>
            <table:table-row>
              <table:table-cell office:value-type="string">
                <text:p>Cla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ur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CC – Un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ng – Un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L2CP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o JI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yu JIT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 LibreOffice_project/c28ca90fd6e1a19e189fc16c05f8f8924961e12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6666ff" dr3d:edge-rounding="5%"/>
      <style:text-properties fo:font-size="10pt" style:font-size-asian="10pt" style:font-size-complex="10pt"/>
    </style:style>
    <style:style style:name="ch8" style:family="chart">
      <style:chart-properties chart:solid-type="cuboid" chart:label-position="top"/>
      <style:graphic-properties draw:fill-color="#80ff80"/>
    </style:style>
    <style:style style:name="ch9" style:family="chart">
      <style:chart-properties chart:solid-type="cuboid" chart:label-position="top"/>
    </style:style>
    <style:style style:name="ch10" style:family="chart">
      <style:chart-properties chart:solid-type="cuboid" chart:label-position="top"/>
      <style:graphic-properties draw:fill-color="#ff6666"/>
    </style:style>
    <style:style style:name="ch11" style:family="chart">
      <style:chart-properties chart:solid-type="cuboid" chart:label-position="top"/>
      <style:graphic-properties draw:fill-color="#64c864"/>
    </style:style>
    <style:style style:name="ch12" style:family="chart">
      <style:chart-properties chart:solid-type="cuboid" chart:label-position="top"/>
      <style:graphic-properties draw:fill-color="#6464c8"/>
    </style:style>
    <style:style style:name="ch13" style:family="chart">
      <style:chart-properties chart:solid-type="cuboid" chart:label-position="top"/>
      <style:graphic-properties draw:fill-color="#ffff80"/>
    </style:style>
    <style:style style:name="ch14" style:family="chart">
      <style:chart-properties chart:solid-type="cuboid" chart:label-position="top"/>
      <style:graphic-properties draw:fill-color="#ff66ff"/>
    </style:style>
    <style:style style:name="ch15" style:family="chart">
      <style:chart-properties chart:solid-type="cuboid" chart:label-position="top"/>
      <style:graphic-properties draw:fill-color="#ccff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209cm" svg:height="13.155cm" xlink:href=".." xlink:type="simple" chart:class="chart:bar" chart:style-name="ch1">
        <chart:title svg:x="8.793cm" svg:y="0.399cm" chart:style-name="ch2">
          <text:p>Arcfour</text:p>
        </chart:title>
        <chart:subtitle svg:x="8.456cm" svg:y="1.161cm" chart:style-name="ch3">
          <text:p>Lower is Better</text:p>
        </chart:subtitle>
        <chart:plot-area chart:style-name="ch4" table:cell-range-address="Arcfour.B4:Arcfour.C11" chart:data-source-has-labels="column" svg:x="1.415cm" svg:y="1.866cm" svg:width="17.401cm" svg:height="10.622cm">
          <chart:coordinate-region svg:x="2.142cm" svg:y="2.066cm" svg:width="16.674cm" svg:height="9.775cm"/>
          <chart:axis chart:dimension="x" chart:name="primary-x" chart:style-name="ch5" chartooo:axis-type="auto">
            <chartooo:date-scale/>
            <chart:categories table:cell-range-address="Arcfour.B4:Arcfour.B11"/>
          </chart:axis>
          <chart:axis chart:dimension="y" chart:name="primary-y" chart:style-name="ch6"/>
          <chart:series chart:style-name="ch7" chart:values-cell-range-address="Arcfour.C4:Arcfour.C1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GCC</text:p>
                <draw:g>
                  <svg:desc>Arcfour.B4:Arcfour.B11</svg:desc>
                </draw:g>
              </table:table-cell>
              <table:table-cell office:value-type="float" office:value="1">
                <text:p>1</text:p>
                <draw:g>
                  <svg:desc>Arcfour.C4:Arcfour.C11</svg:desc>
                </draw:g>
              </table:table-cell>
            </table:table-row>
            <table:table-row>
              <table:table-cell office:value-type="string">
                <text:p>Cla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ur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CC – Un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ng – Un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L2CP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o JI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yu JIT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 LibreOffice_project/c28ca90fd6e1a19e189fc16c05f8f8924961e12e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6666ff" dr3d:edge-rounding="5%"/>
      <style:text-properties fo:font-size="10pt" style:font-size-asian="10pt" style:font-size-complex="10pt"/>
    </style:style>
    <style:style style:name="ch8" style:family="chart">
      <style:chart-properties chart:solid-type="cuboid" chart:label-position="top"/>
      <style:graphic-properties draw:fill-color="#80ff80"/>
    </style:style>
    <style:style style:name="ch9" style:family="chart">
      <style:chart-properties chart:solid-type="cuboid" chart:label-position="top"/>
    </style:style>
    <style:style style:name="ch10" style:family="chart">
      <style:chart-properties chart:solid-type="cuboid" chart:label-position="top"/>
      <style:graphic-properties draw:fill-color="#ff6666"/>
    </style:style>
    <style:style style:name="ch11" style:family="chart">
      <style:chart-properties chart:solid-type="cuboid" chart:label-position="top"/>
      <style:graphic-properties draw:fill-color="#64c864"/>
    </style:style>
    <style:style style:name="ch12" style:family="chart">
      <style:chart-properties chart:solid-type="cuboid" chart:label-position="top"/>
      <style:graphic-properties draw:fill-color="#6464c8"/>
    </style:style>
    <style:style style:name="ch13" style:family="chart">
      <style:chart-properties chart:solid-type="cuboid" chart:label-position="top"/>
      <style:graphic-properties draw:fill-color="#ffff80"/>
    </style:style>
    <style:style style:name="ch14" style:family="chart">
      <style:chart-properties chart:solid-type="cuboid" chart:label-position="top"/>
      <style:graphic-properties draw:fill-color="#ff66ff"/>
    </style:style>
    <style:style style:name="ch15" style:family="chart">
      <style:chart-properties chart:solid-type="cuboid" chart:label-position="top"/>
      <style:graphic-properties draw:fill-color="#ccff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209cm" svg:height="13.155cm" xlink:href=".." xlink:type="simple" chart:class="chart:bar" chart:style-name="ch1">
        <chart:title svg:x="8.661cm" svg:y="0.399cm" chart:style-name="ch2">
          <text:p>Seahash</text:p>
        </chart:title>
        <chart:subtitle svg:x="8.456cm" svg:y="1.161cm" chart:style-name="ch3">
          <text:p>Lower is Better</text:p>
        </chart:subtitle>
        <chart:plot-area chart:style-name="ch4" table:cell-range-address="Seahash.B4:Seahash.C11" chart:data-source-has-labels="column" svg:x="1.415cm" svg:y="1.866cm" svg:width="17.401cm" svg:height="10.622cm">
          <chart:coordinate-region svg:x="2.142cm" svg:y="2.066cm" svg:width="16.674cm" svg:height="9.775cm"/>
          <chart:axis chart:dimension="x" chart:name="primary-x" chart:style-name="ch5" chartooo:axis-type="auto">
            <chartooo:date-scale/>
            <chart:categories table:cell-range-address="Seahash.B4:Seahash.B11"/>
          </chart:axis>
          <chart:axis chart:dimension="y" chart:name="primary-y" chart:style-name="ch6"/>
          <chart:series chart:style-name="ch7" chart:values-cell-range-address="Seahash.C4:Seahash.C1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GCC</text:p>
                <draw:g>
                  <svg:desc>Seahash.B4:Seahash.B11</svg:desc>
                </draw:g>
              </table:table-cell>
              <table:table-cell office:value-type="float" office:value="1">
                <text:p>1</text:p>
                <draw:g>
                  <svg:desc>Seahash.C4:Seahash.C11</svg:desc>
                </draw:g>
              </table:table-cell>
            </table:table-row>
            <table:table-row>
              <table:table-cell office:value-type="string">
                <text:p>Cla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ur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CC – Un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ng – Un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L2CP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o JI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yu JIT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 LibreOffice_project/c28ca90fd6e1a19e189fc16c05f8f8924961e12e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6666ff" dr3d:edge-rounding="5%"/>
      <style:text-properties fo:font-size="10pt" style:font-size-asian="10pt" style:font-size-complex="10pt"/>
    </style:style>
    <style:style style:name="ch8" style:family="chart">
      <style:chart-properties chart:solid-type="cuboid" chart:label-position="top"/>
      <style:graphic-properties draw:fill-color="#80ff80"/>
    </style:style>
    <style:style style:name="ch9" style:family="chart">
      <style:chart-properties chart:solid-type="cuboid" chart:label-position="top"/>
    </style:style>
    <style:style style:name="ch10" style:family="chart">
      <style:chart-properties chart:solid-type="cuboid" chart:label-position="top"/>
      <style:graphic-properties draw:fill-color="#ff6666"/>
    </style:style>
    <style:style style:name="ch11" style:family="chart">
      <style:chart-properties chart:solid-type="cuboid" chart:label-position="top"/>
      <style:graphic-properties draw:fill-color="#64c864"/>
    </style:style>
    <style:style style:name="ch12" style:family="chart">
      <style:chart-properties chart:solid-type="cuboid" chart:label-position="top"/>
      <style:graphic-properties draw:fill-color="#6464c8"/>
    </style:style>
    <style:style style:name="ch13" style:family="chart">
      <style:chart-properties chart:solid-type="cuboid" chart:label-position="top"/>
      <style:graphic-properties draw:fill-color="#ffff80"/>
    </style:style>
    <style:style style:name="ch14" style:family="chart">
      <style:chart-properties chart:solid-type="cuboid" chart:label-position="top"/>
      <style:graphic-properties draw:fill-color="#ff66ff"/>
    </style:style>
    <style:style style:name="ch15" style:family="chart">
      <style:chart-properties chart:solid-type="cuboid" chart:label-position="top"/>
      <style:graphic-properties draw:fill-color="#ccff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209cm" svg:height="13.155cm" xlink:href=".." xlink:type="simple" chart:class="chart:bar" chart:style-name="ch1">
        <chart:title svg:x="8.952cm" svg:y="0.399cm" chart:style-name="ch2">
          <text:p>Radix</text:p>
        </chart:title>
        <chart:subtitle svg:x="8.456cm" svg:y="1.161cm" chart:style-name="ch3">
          <text:p>Lower is Better</text:p>
        </chart:subtitle>
        <chart:plot-area chart:style-name="ch4" table:cell-range-address="Radix.B4:Radix.C11" chart:data-source-has-labels="column" svg:x="1.415cm" svg:y="1.866cm" svg:width="17.401cm" svg:height="10.622cm">
          <chart:coordinate-region svg:x="2.142cm" svg:y="2.066cm" svg:width="16.674cm" svg:height="9.775cm"/>
          <chart:axis chart:dimension="x" chart:name="primary-x" chart:style-name="ch5" chartooo:axis-type="auto">
            <chartooo:date-scale/>
            <chart:categories table:cell-range-address="Radix.B4:Radix.B11"/>
          </chart:axis>
          <chart:axis chart:dimension="y" chart:name="primary-y" chart:style-name="ch6"/>
          <chart:series chart:style-name="ch7" chart:values-cell-range-address="Radix.C4:Radix.C1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GCC</text:p>
                <draw:g>
                  <svg:desc>Radix.B4:Radix.B11</svg:desc>
                </draw:g>
              </table:table-cell>
              <table:table-cell office:value-type="float" office:value="1">
                <text:p>1</text:p>
                <draw:g>
                  <svg:desc>Radix.C4:Radix.C11</svg:desc>
                </draw:g>
              </table:table-cell>
            </table:table-row>
            <table:table-row>
              <table:table-cell office:value-type="string">
                <text:p>Cla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ur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CC – Un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ng – Un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L2CP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o JI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yu JIT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 LibreOffice_project/c28ca90fd6e1a19e189fc16c05f8f8924961e12e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6666ff" dr3d:edge-rounding="5%"/>
      <style:text-properties fo:font-size="10pt" style:font-size-asian="10pt" style:font-size-complex="10pt"/>
    </style:style>
    <style:style style:name="ch8" style:family="chart">
      <style:chart-properties chart:solid-type="cuboid" chart:label-position="top"/>
      <style:graphic-properties draw:fill-color="#80ff80"/>
    </style:style>
    <style:style style:name="ch9" style:family="chart">
      <style:chart-properties chart:solid-type="cuboid" chart:label-position="top"/>
    </style:style>
    <style:style style:name="ch10" style:family="chart">
      <style:chart-properties chart:solid-type="cuboid" chart:label-position="top"/>
      <style:graphic-properties draw:fill-color="#ff6666"/>
    </style:style>
    <style:style style:name="ch11" style:family="chart">
      <style:chart-properties chart:solid-type="cuboid" chart:label-position="top"/>
      <style:graphic-properties draw:fill-color="#64c864"/>
    </style:style>
    <style:style style:name="ch12" style:family="chart">
      <style:chart-properties chart:solid-type="cuboid" chart:label-position="top"/>
      <style:graphic-properties draw:fill-color="#6464c8"/>
    </style:style>
    <style:style style:name="ch13" style:family="chart">
      <style:chart-properties chart:solid-type="cuboid" chart:label-position="top"/>
      <style:graphic-properties draw:fill-color="#ffff80"/>
    </style:style>
    <style:style style:name="ch14" style:family="chart">
      <style:chart-properties chart:solid-type="cuboid" chart:label-position="top"/>
      <style:graphic-properties draw:fill-color="#ff66ff"/>
    </style:style>
    <style:style style:name="ch15" style:family="chart">
      <style:chart-properties chart:solid-type="cuboid" chart:label-position="top"/>
      <style:graphic-properties draw:fill-color="#ccff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209cm" svg:height="13.155cm" xlink:href=".." xlink:type="simple" chart:class="chart:bar" chart:style-name="ch1">
        <chart:title svg:x="8.423cm" svg:y="0.399cm" chart:style-name="ch2">
          <text:p>Mandelbrot</text:p>
        </chart:title>
        <chart:subtitle svg:x="8.456cm" svg:y="1.161cm" chart:style-name="ch3">
          <text:p>Lower is Better</text:p>
        </chart:subtitle>
        <chart:plot-area chart:style-name="ch4" table:cell-range-address="Mandelbrot.B4:Mandelbrot.C11" chart:data-source-has-labels="column" svg:x="1.415cm" svg:y="1.866cm" svg:width="17.401cm" svg:height="10.622cm">
          <chart:coordinate-region svg:x="2.142cm" svg:y="2.066cm" svg:width="16.674cm" svg:height="9.775cm"/>
          <chart:axis chart:dimension="x" chart:name="primary-x" chart:style-name="ch5" chartooo:axis-type="auto">
            <chartooo:date-scale/>
            <chart:categories table:cell-range-address="Mandelbrot.B4:Mandelbrot.B11"/>
          </chart:axis>
          <chart:axis chart:dimension="y" chart:name="primary-y" chart:style-name="ch6"/>
          <chart:series chart:style-name="ch7" chart:values-cell-range-address="Mandelbrot.C4:Mandelbrot.C1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GCC</text:p>
                <draw:g>
                  <svg:desc>Mandelbrot.B4:Mandelbrot.B11</svg:desc>
                </draw:g>
              </table:table-cell>
              <table:table-cell office:value-type="float" office:value="1">
                <text:p>1</text:p>
                <draw:g>
                  <svg:desc>Mandelbrot.C4:Mandelbrot.C11</svg:desc>
                </draw:g>
              </table:table-cell>
            </table:table-row>
            <table:table-row>
              <table:table-cell office:value-type="string">
                <text:p>Cla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ur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CC – Un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ng – Un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L2CP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o JI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yu JIT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 LibreOffice_project/c28ca90fd6e1a19e189fc16c05f8f8924961e12e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6666ff" dr3d:edge-rounding="5%"/>
      <style:text-properties fo:font-size="10pt" style:font-size-asian="10pt" style:font-size-complex="10pt"/>
    </style:style>
    <style:style style:name="ch8" style:family="chart">
      <style:chart-properties chart:solid-type="cuboid" chart:label-position="top"/>
      <style:graphic-properties draw:fill-color="#80ff80"/>
    </style:style>
    <style:style style:name="ch9" style:family="chart">
      <style:chart-properties chart:solid-type="cuboid" chart:label-position="top"/>
    </style:style>
    <style:style style:name="ch10" style:family="chart">
      <style:chart-properties chart:solid-type="cuboid" chart:label-position="top"/>
      <style:graphic-properties draw:fill-color="#ff6666"/>
    </style:style>
    <style:style style:name="ch11" style:family="chart">
      <style:chart-properties chart:solid-type="cuboid" chart:label-position="top"/>
      <style:graphic-properties draw:fill-color="#64c864"/>
    </style:style>
    <style:style style:name="ch12" style:family="chart">
      <style:chart-properties chart:solid-type="cuboid" chart:label-position="top"/>
      <style:graphic-properties draw:fill-color="#6464c8"/>
    </style:style>
    <style:style style:name="ch13" style:family="chart">
      <style:chart-properties chart:solid-type="cuboid" chart:label-position="top"/>
      <style:graphic-properties draw:fill-color="#ffff80"/>
    </style:style>
    <style:style style:name="ch14" style:family="chart">
      <style:chart-properties chart:solid-type="cuboid" chart:label-position="top"/>
      <style:graphic-properties draw:fill-color="#ff66ff"/>
    </style:style>
    <style:style style:name="ch15" style:family="chart">
      <style:chart-properties chart:solid-type="cuboid" chart:label-position="top"/>
      <style:graphic-properties draw:fill-color="#ccff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209cm" svg:height="13.155cm" xlink:href=".." xlink:type="simple" chart:class="chart:bar" chart:style-name="ch1">
        <chart:title svg:x="7.96cm" svg:y="0.399cm" chart:style-name="ch2">
          <text:p>Pixar Raytracer</text:p>
        </chart:title>
        <chart:subtitle svg:x="8.456cm" svg:y="1.161cm" chart:style-name="ch3">
          <text:p>Lower is Better</text:p>
        </chart:subtitle>
        <chart:plot-area chart:style-name="ch4" table:cell-range-address="'Pixar Raytracer'.B4:'Pixar Raytracer'.C11" chart:data-source-has-labels="column" svg:x="1.415cm" svg:y="1.866cm" svg:width="17.401cm" svg:height="10.622cm">
          <chart:coordinate-region svg:x="2.142cm" svg:y="2.066cm" svg:width="16.674cm" svg:height="9.775cm"/>
          <chart:axis chart:dimension="x" chart:name="primary-x" chart:style-name="ch5" chartooo:axis-type="auto">
            <chartooo:date-scale/>
            <chart:categories table:cell-range-address="'Pixar Raytracer'.B4:'Pixar Raytracer'.B11"/>
          </chart:axis>
          <chart:axis chart:dimension="y" chart:name="primary-y" chart:style-name="ch6"/>
          <chart:series chart:style-name="ch7" chart:values-cell-range-address="'Pixar Raytracer'.C4:'Pixar Raytracer'.C1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GCC</text:p>
                <draw:g>
                  <svg:desc>'Pixar Raytracer'.B4:'Pixar Raytracer'.B11</svg:desc>
                </draw:g>
              </table:table-cell>
              <table:table-cell office:value-type="float" office:value="1">
                <text:p>1</text:p>
                <draw:g>
                  <svg:desc>'Pixar Raytracer'.C4:'Pixar Raytracer'.C11</svg:desc>
                </draw:g>
              </table:table-cell>
            </table:table-row>
            <table:table-row>
              <table:table-cell office:value-type="string">
                <text:p>Cla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ur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CC – Un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ng – Un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L2CP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o JI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yu JIT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 LibreOffice_project/c28ca90fd6e1a19e189fc16c05f8f8924961e12e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6666ff" dr3d:edge-rounding="5%"/>
      <style:text-properties fo:font-size="10pt" style:font-size-asian="10pt" style:font-size-complex="10pt"/>
    </style:style>
    <style:style style:name="ch8" style:family="chart">
      <style:chart-properties chart:solid-type="cuboid" chart:label-position="top"/>
      <style:graphic-properties draw:fill-color="#80ff80"/>
    </style:style>
    <style:style style:name="ch9" style:family="chart">
      <style:chart-properties chart:solid-type="cuboid" chart:label-position="top"/>
    </style:style>
    <style:style style:name="ch10" style:family="chart">
      <style:chart-properties chart:solid-type="cuboid" chart:label-position="top"/>
      <style:graphic-properties draw:fill-color="#ff6666"/>
    </style:style>
    <style:style style:name="ch11" style:family="chart">
      <style:chart-properties chart:solid-type="cuboid" chart:label-position="top"/>
      <style:graphic-properties draw:fill-color="#64c864"/>
    </style:style>
    <style:style style:name="ch12" style:family="chart">
      <style:chart-properties chart:solid-type="cuboid" chart:label-position="top"/>
      <style:graphic-properties draw:fill-color="#6464c8"/>
    </style:style>
    <style:style style:name="ch13" style:family="chart">
      <style:chart-properties chart:solid-type="cuboid" chart:label-position="top"/>
      <style:graphic-properties draw:fill-color="#ffff80"/>
    </style:style>
    <style:style style:name="ch14" style:family="chart">
      <style:chart-properties chart:solid-type="cuboid" chart:label-position="top"/>
      <style:graphic-properties draw:fill-color="#ff66ff"/>
    </style:style>
    <style:style style:name="ch15" style:family="chart">
      <style:chart-properties chart:solid-type="cuboid" chart:label-position="top"/>
      <style:graphic-properties draw:fill-color="#ccff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209cm" svg:height="13.155cm" xlink:href=".." xlink:type="simple" chart:class="chart:bar" chart:style-name="ch1">
        <chart:title svg:x="7.827cm" svg:y="0.399cm" chart:style-name="ch2">
          <text:p>Fireflies Flocking</text:p>
        </chart:title>
        <chart:subtitle svg:x="8.456cm" svg:y="1.161cm" chart:style-name="ch3">
          <text:p>Lower is Better</text:p>
        </chart:subtitle>
        <chart:plot-area chart:style-name="ch4" table:cell-range-address="'Fireflies Flocking'.B4:'Fireflies Flocking'.C11" chart:data-source-has-labels="column" svg:x="1.415cm" svg:y="1.866cm" svg:width="17.401cm" svg:height="10.622cm">
          <chart:coordinate-region svg:x="2.142cm" svg:y="2.066cm" svg:width="16.674cm" svg:height="9.775cm"/>
          <chart:axis chart:dimension="x" chart:name="primary-x" chart:style-name="ch5" chartooo:axis-type="auto">
            <chartooo:date-scale/>
            <chart:categories table:cell-range-address="'Fireflies Flocking'.B4:'Fireflies Flocking'.B11"/>
          </chart:axis>
          <chart:axis chart:dimension="y" chart:name="primary-y" chart:style-name="ch6"/>
          <chart:series chart:style-name="ch7" chart:values-cell-range-address="'Fireflies Flocking'.C4:'Fireflies Flocking'.C1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GCC</text:p>
                <draw:g>
                  <svg:desc>'Fireflies Flocking'.B4:'Fireflies Flocking'.B11</svg:desc>
                </draw:g>
              </table:table-cell>
              <table:table-cell office:value-type="float" office:value="1">
                <text:p>1</text:p>
                <draw:g>
                  <svg:desc>'Fireflies Flocking'.C4:'Fireflies Flocking'.C11</svg:desc>
                </draw:g>
              </table:table-cell>
            </table:table-row>
            <table:table-row>
              <table:table-cell office:value-type="string">
                <text:p>Cla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ur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CC – Un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ng – Un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L2CP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o JI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yu JIT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 LibreOffice_project/c28ca90fd6e1a19e189fc16c05f8f8924961e12e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6666ff" dr3d:edge-rounding="5%"/>
      <style:text-properties fo:font-size="10pt" style:font-size-asian="10pt" style:font-size-complex="10pt"/>
    </style:style>
    <style:style style:name="ch8" style:family="chart">
      <style:chart-properties chart:solid-type="cuboid" chart:label-position="top"/>
      <style:graphic-properties draw:fill-color="#80ff80"/>
    </style:style>
    <style:style style:name="ch9" style:family="chart">
      <style:chart-properties chart:solid-type="cuboid" chart:label-position="top"/>
    </style:style>
    <style:style style:name="ch10" style:family="chart">
      <style:chart-properties chart:solid-type="cuboid" chart:label-position="top"/>
      <style:graphic-properties draw:fill-color="#ff6666"/>
    </style:style>
    <style:style style:name="ch11" style:family="chart">
      <style:chart-properties chart:solid-type="cuboid" chart:label-position="top"/>
      <style:graphic-properties draw:fill-color="#64c864"/>
    </style:style>
    <style:style style:name="ch12" style:family="chart">
      <style:chart-properties chart:solid-type="cuboid" chart:label-position="top"/>
      <style:graphic-properties draw:fill-color="#6464c8"/>
    </style:style>
    <style:style style:name="ch13" style:family="chart">
      <style:chart-properties chart:solid-type="cuboid" chart:label-position="top"/>
      <style:graphic-properties draw:fill-color="#ffff80"/>
    </style:style>
    <style:style style:name="ch14" style:family="chart">
      <style:chart-properties chart:solid-type="cuboid" chart:label-position="top"/>
      <style:graphic-properties draw:fill-color="#ff66ff"/>
    </style:style>
    <style:style style:name="ch15" style:family="chart">
      <style:chart-properties chart:solid-type="cuboid" chart:label-position="top"/>
      <style:graphic-properties draw:fill-color="#ccff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209cm" svg:height="13.155cm" xlink:href=".." xlink:type="simple" chart:class="chart:bar" chart:style-name="ch1">
        <chart:title svg:x="8.317cm" svg:y="0.399cm" chart:style-name="ch2">
          <text:p>Polynomials</text:p>
        </chart:title>
        <chart:subtitle svg:x="8.456cm" svg:y="1.161cm" chart:style-name="ch3">
          <text:p>Lower is Better</text:p>
        </chart:subtitle>
        <chart:plot-area chart:style-name="ch4" table:cell-range-address="Polynomials.B4:Polynomials.C11" chart:data-source-has-labels="column" svg:x="1.415cm" svg:y="1.866cm" svg:width="17.401cm" svg:height="10.622cm">
          <chart:coordinate-region svg:x="2.142cm" svg:y="2.066cm" svg:width="16.674cm" svg:height="9.775cm"/>
          <chart:axis chart:dimension="x" chart:name="primary-x" chart:style-name="ch5" chartooo:axis-type="auto">
            <chartooo:date-scale/>
            <chart:categories table:cell-range-address="Polynomials.B4:Polynomials.B11"/>
          </chart:axis>
          <chart:axis chart:dimension="y" chart:name="primary-y" chart:style-name="ch6"/>
          <chart:series chart:style-name="ch7" chart:values-cell-range-address="Polynomials.C4:Polynomials.C1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GCC</text:p>
                <draw:g>
                  <svg:desc>Polynomials.B4:Polynomials.B11</svg:desc>
                </draw:g>
              </table:table-cell>
              <table:table-cell office:value-type="float" office:value="1">
                <text:p>1</text:p>
                <draw:g>
                  <svg:desc>Polynomials.C4:Polynomials.C11</svg:desc>
                </draw:g>
              </table:table-cell>
            </table:table-row>
            <table:table-row>
              <table:table-cell office:value-type="string">
                <text:p>Cla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ur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CC – Un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ng – Un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L2CP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o JI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yu JIT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 LibreOffice_project/c28ca90fd6e1a19e189fc16c05f8f8924961e12e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